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229.5pt"/>
    </style:style>
    <style:style style:name="co2" style:family="table-column">
      <style:table-column-properties fo:break-before="auto" style:column-width="52.5pt"/>
    </style:style>
    <style:style style:name="co3" style:family="table-column">
      <style:table-column-properties fo:break-before="auto" style:column-width="60.0pt"/>
    </style:style>
    <style:style style:name="co4" style:family="table-column">
      <style:table-column-properties fo:break-before="auto" style:column-width="57.75pt"/>
    </style:style>
    <style:style style:name="co5" style:family="table-column">
      <style:table-column-properties fo:break-before="auto" style:column-width="78.0pt"/>
    </style:style>
    <style:style style:name="co6" style:family="table-column">
      <style:table-column-properties fo:break-before="auto" style:column-width="48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47pt"/>
    </style:style>
    <style:style style:name="ro2" style:family="table-row">
      <style:table-row-properties fo:break-before="auto" style:row-height="32pt"/>
    </style:style>
    <style:style style:name="ro3" style:family="table-row">
      <style:table-row-properties fo:break-before="auto" style:row-height="43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57pt"/>
    </style:style>
    <style:style style:name="ro6" style:family="table-row">
      <style:table-row-properties fo:break-before="auto" style:row-height="29pt"/>
    </style:style>
    <style:style style:name="ro7" style:family="table-row">
      <style:table-row-properties fo:break-before="auto" style:row-height="342pt"/>
    </style:style>
    <style:style style:name="ro8" style:family="table-row">
      <style:table-row-properties fo:break-before="auto" style:row-height="410pt"/>
    </style:style>
    <style:style style:name="ro9" style:family="table-row">
      <style:table-row-properties fo:break-before="auto" style:row-height="271pt"/>
    </style:style>
    <style:style style:name="ro10" style:family="table-row">
      <style:table-row-properties fo:break-before="auto" style:row-height="299pt"/>
    </style:style>
    <style:style style:name="ro11" style:family="table-row">
      <style:table-row-properties fo:break-before="auto" style:row-height="314pt"/>
    </style:style>
    <style:style style:name="ro12" style:family="table-row">
      <style:table-row-properties fo:break-before="auto" style:row-height="57pt"/>
    </style:style>
    <style:style style:name="ro13" style:family="table-row">
      <style:table-row-properties fo:break-before="auto" style:row-height="143pt"/>
    </style:style>
    <style:style style:name="ro14" style:family="table-row">
      <style:table-row-properties fo:break-before="auto" style:row-height="285pt"/>
    </style:style>
    <style:style style:name="ro15" style:family="table-row">
      <style:table-row-properties fo:break-before="auto" style:row-height="71pt"/>
    </style:style>
    <style:style style:name="ro16" style:family="table-row">
      <style:table-row-properties fo:break-before="auto" style:row-height="214pt"/>
    </style:style>
    <style:style style:name="ro17" style:family="table-row">
      <style:table-row-properties fo:break-before="auto" style:row-height="242pt"/>
    </style:style>
    <style:style style:name="ro18" style:family="table-row">
      <style:table-row-properties fo:break-before="auto" style:row-height="328pt"/>
    </style:style>
    <style:style style:name="ro19" style:family="table-row">
      <style:table-row-properties fo:break-before="auto" style:row-height="200pt"/>
    </style:style>
    <style:style style:name="ro20" style:family="table-row">
      <style:table-row-properties fo:break-before="auto" style:row-height="114pt"/>
    </style:style>
    <style:style style:name="ro21" style:family="table-row">
      <style:table-row-properties fo:break-before="auto" style:row-height="13pt"/>
    </style:style>
    <style:style style:name="ce21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 fo:background-color="#666666"/>
    </style:style>
    <style:style style:name="ce22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top" fo:wrap-option="wrap" fo:background-color="#CCCCCC"/>
      <style:paragraph-properties fo:text-align="start"/>
    </style:style>
    <style:style style:name="ce23" style:family="table-cell" style:data-style-name="N165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top" fo:wrap-option="wrap" fo:background-color="#CCCCCC"/>
      <style:paragraph-properties fo:text-align="end"/>
    </style:style>
    <style:style style:name="ce24" style:family="table-cell">
      <style:text-properties style:font-name="Arial" style:font-name-asian="Arial" fo:font-family="Arial" style:font-family-asian="Arial" fo:font-size="12pt" style:font-size-asian="12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top" fo:wrap-option="wrap" fo:background-color="#CCCCCC"/>
      <style:paragraph-properties fo:text-align="end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top" fo:wrap-option="wrap"/>
      <style:paragraph-properties fo:text-align="start"/>
    </style:style>
    <style:style style:name="ce26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top" fo:wrap-option="wrap"/>
      <style:paragraph-properties fo:text-align="end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top" fo:wrap-option="wrap"/>
      <style:paragraph-properties fo:text-align="end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top" fo:wrap-option="wrap"/>
      <style:paragraph-properties fo:text-align="start"/>
    </style:style>
    <style:style style:name="ce29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top" fo:wrap-option="wrap"/>
      <style:paragraph-properties fo:text-align="end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top" fo:wrap-option="wrap"/>
      <style:paragraph-properties fo:text-align="end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top" fo:wrap-option="wrap" fo:background-color="#FCE5CD"/>
      <style:paragraph-properties fo:text-align="start"/>
    </style:style>
    <style:style style:name="ce32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top" fo:wrap-option="wrap" fo:background-color="#FCE5CD"/>
      <style:paragraph-properties fo:text-align="end"/>
    </style:style>
    <style:style style:name="ce3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top" fo:wrap-option="wrap" fo:background-color="#FCE5CD"/>
      <style:paragraph-properties fo:text-align="end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top" fo:wrap-option="wrap" fo:background-color="#CCCCCC"/>
      <style:paragraph-properties fo:text-align="start"/>
    </style:style>
    <style:style style:name="ce35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top" fo:wrap-option="wrap" fo:background-color="#CCCCCC"/>
      <style:paragraph-properties fo:text-align="end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top" fo:wrap-option="wrap" fo:background-color="#CCCCCC"/>
      <style:paragraph-properties fo:text-align="end"/>
    </style:style>
  </office:automatic-styles>
  <office:body>
    <office:spreadsheet>
      <table:table table:name="Amnésia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0" table:default-cell-style-name="Default" table:number-columns-repeated="1019"/>
        <table:table-row table:style-name="ro1">
          <table:table-cell table:style-name="ce21" office:value-type="string">
            <text:p>Nome da tarefa</text:p>
          </table:table-cell>
          <table:table-cell table:style-name="ce21" office:value-type="string">
            <text:p>Início</text:p>
          </table:table-cell>
          <table:table-cell table:style-name="ce21" office:value-type="string">
            <text:p>Fim</text:p>
          </table:table-cell>
          <table:table-cell table:style-name="ce21" office:value-type="string">
            <text:p>Duração</text:p>
          </table:table-cell>
          <table:table-cell table:style-name="ce21" office:value-type="string">
            <text:p>Antecessor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Projeto Final I</text:p>
          </table:table-cell>
          <table:table-cell table:style-name="ce23" office:value-type="float" office:value="40909.0">
            <text:p>31/12/11</text:p>
          </table:table-cell>
          <table:table-cell table:style-name="ce23" office:value-type="float" office:value="41048.0">
            <text:p>18/05/12</text:p>
          </table:table-cell>
          <table:table-cell table:style-name="ce24" office:value-type="float" office:value="140.0">
            <text:p>140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25" office:value-type="string">
            <text:p>Definição do Projeto</text:p>
          </table:table-cell>
          <table:table-cell table:style-name="ce26" office:value-type="float" office:value="40909.0">
            <text:p>31/12/11</text:p>
          </table:table-cell>
          <table:table-cell table:style-name="ce26" office:value-type="float" office:value="40938.0">
            <text:p>29/01/12</text:p>
          </table:table-cell>
          <table:table-cell table:style-name="ce27" office:value-type="float" office:value="30.0">
            <text:p>30</text:p>
          </table:table-cell>
          <table:table-cell table:style-name="ce27"/>
          <table:table-cell table:number-columns-repeated="1019"/>
        </table:table-row>
        <table:table-row table:style-name="ro4">
          <table:table-cell table:style-name="ce28" office:value-type="string">
            <text:p>Objetivos</text:p>
          </table:table-cell>
          <table:table-cell table:style-name="ce29" office:value-type="float" office:value="40909.0">
            <text:p>31/12/11</text:p>
          </table:table-cell>
          <table:table-cell table:style-name="ce29" office:value-type="float" office:value="40914.0">
            <text:p>05/01/12</text:p>
          </table:table-cell>
          <table:table-cell table:style-name="ce30" office:value-type="float" office:value="6.0">
            <text:p>6</text:p>
          </table:table-cell>
          <table:table-cell table:style-name="ce30"/>
          <table:table-cell table:number-columns-repeated="1019"/>
        </table:table-row>
        <table:table-row table:style-name="ro5">
          <table:table-cell table:style-name="ce31" table:number-columns-spanned="5" table:number-rows-spanned="1" office:value-type="string">
            <text:p>Redigir uma seção de texto esclarecendo os objetivos do projeto, e o resultado esperado ao final da conclusão dos trabalhos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6">
          <table:table-cell table:style-name="ce28" office:value-type="string">
            <text:p>Justificativa</text:p>
          </table:table-cell>
          <table:table-cell table:style-name="ce29" office:value-type="float" office:value="40914.0">
            <text:p>05/01/12</text:p>
          </table:table-cell>
          <table:table-cell table:style-name="ce29" office:value-type="float" office:value="40924.0">
            <text:p>15/01/12</text:p>
          </table:table-cell>
          <table:table-cell table:style-name="ce30" office:value-type="float" office:value="11.0">
            <text:p>11</text:p>
          </table:table-cell>
          <table:table-cell table:style-name="ce30"/>
          <table:table-cell table:number-columns-repeated="1019"/>
        </table:table-row>
        <table:table-row table:style-name="ro7">
          <table:table-cell table:style-name="ce31" table:number-columns-spanned="5" table:number-rows-spanned="1" office:value-type="string">
            <text:p>Redigir um texto dissertando sobre as razões pelas quais o projeto está sendo executado, e qual a importância do mesmo para seus possíveis clientes e seus desenvolvedores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6">
          <table:table-cell table:style-name="ce28" office:value-type="string">
            <text:p>Concorrentes</text:p>
          </table:table-cell>
          <table:table-cell table:style-name="ce29" office:value-type="float" office:value="40921.0">
            <text:p>12/01/12</text:p>
          </table:table-cell>
          <table:table-cell table:style-name="ce29" office:value-type="float" office:value="40926.0">
            <text:p>17/01/12</text:p>
          </table:table-cell>
          <table:table-cell table:style-name="ce30" office:value-type="float" office:value="6.0">
            <text:p>6</text:p>
          </table:table-cell>
          <table:table-cell table:style-name="ce30"/>
          <table:table-cell table:number-columns-repeated="1019"/>
        </table:table-row>
        <table:table-row table:style-name="ro8">
          <table:table-cell table:style-name="ce31" table:number-columns-spanned="5" table:number-rows-spanned="1" office:value-type="string">
            <text:p>Criar uma lista de sistemas de software com propostas e funcionalidades semelhantes ao sistema que o projeto propõe criar. Incluir comparações entre todos os concorrentes e justificar a criação do sistema diante das opções já existentes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4">
          <table:table-cell table:style-name="ce28" office:value-type="string">
            <text:p>Escopo</text:p>
          </table:table-cell>
          <table:table-cell table:style-name="ce29" office:value-type="float" office:value="40925.0">
            <text:p>16/01/12</text:p>
          </table:table-cell>
          <table:table-cell table:style-name="ce29" office:value-type="float" office:value="40932.0">
            <text:p>23/01/12</text:p>
          </table:table-cell>
          <table:table-cell table:style-name="ce30" office:value-type="float" office:value="8.0">
            <text:p>8</text:p>
          </table:table-cell>
          <table:table-cell table:style-name="ce30"/>
          <table:table-cell table:number-columns-repeated="1019"/>
        </table:table-row>
        <table:table-row table:style-name="ro9">
          <table:table-cell table:style-name="ce31" table:number-columns-spanned="5" table:number-rows-spanned="1" office:value-type="string">
            <text:p>Escrever um texto explicando as limitações de funcionalidade e implementação do projeto. Esclarecendo o que ele uirá e o que ele não irá fazer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6">
          <table:table-cell table:style-name="ce28" office:value-type="string">
            <text:p>Metodologia</text:p>
          </table:table-cell>
          <table:table-cell table:style-name="ce29" office:value-type="float" office:value="40933.0">
            <text:p>24/01/12</text:p>
          </table:table-cell>
          <table:table-cell table:style-name="ce29" office:value-type="float" office:value="40938.0">
            <text:p>29/01/12</text:p>
          </table:table-cell>
          <table:table-cell table:style-name="ce30" office:value-type="float" office:value="6.0">
            <text:p>6</text:p>
          </table:table-cell>
          <table:table-cell table:style-name="ce30"/>
          <table:table-cell table:number-columns-repeated="1019"/>
        </table:table-row>
        <table:table-row table:style-name="ro10">
          <table:table-cell table:style-name="ce31" table:number-columns-spanned="5" table:number-rows-spanned="1" office:value-type="string">
            <text:p>Redigir um guia sobre as metodologias e filosofias empregadas no projeto. Tais quais Software Livre, Análise Orientada a Objetos, Desenvolvimento Ágil e outras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6">
          <table:table-cell table:style-name="ce34" office:value-type="string">
            <text:p>Planejamento</text:p>
          </table:table-cell>
          <table:table-cell table:style-name="ce35" office:value-type="float" office:value="40939.0">
            <text:p>30/01/12</text:p>
          </table:table-cell>
          <table:table-cell table:style-name="ce35" office:value-type="float" office:value="40957.0">
            <text:p>17/02/12</text:p>
          </table:table-cell>
          <table:table-cell table:style-name="ce36" office:value-type="float" office:value="19.0">
            <text:p>19</text:p>
          </table:table-cell>
          <table:table-cell table:style-name="ce36" office:value-type="float" office:value="2.0">
            <text:p>2</text:p>
          </table:table-cell>
          <table:table-cell table:number-columns-repeated="1019"/>
        </table:table-row>
        <table:table-row table:style-name="ro4">
          <table:table-cell table:style-name="ce28" office:value-type="string">
            <text:p>Recursos</text:p>
          </table:table-cell>
          <table:table-cell table:style-name="ce29" office:value-type="float" office:value="40939.0">
            <text:p>30/01/12</text:p>
          </table:table-cell>
          <table:table-cell table:style-name="ce29" office:value-type="float" office:value="40944.0">
            <text:p>04/02/12</text:p>
          </table:table-cell>
          <table:table-cell table:style-name="ce30" office:value-type="float" office:value="6.0">
            <text:p>6</text:p>
          </table:table-cell>
          <table:table-cell table:style-name="ce30"/>
          <table:table-cell table:number-columns-repeated="1019"/>
        </table:table-row>
        <table:table-row table:style-name="ro8">
          <table:table-cell table:style-name="ce31" table:number-columns-spanned="5" table:number-rows-spanned="1" office:value-type="string">
            <text:p>Expor os recursos disponíveis  e necessários para a conclusão do projeto, e como eles serão aplicados durante o andamento dos trabalhos. Inclui recursos humanos, materiais, equipamentos, serviços, software, e qualquer outra coisa que seja usada em alguma atividade do projeto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6">
          <table:table-cell table:style-name="ce28" office:value-type="string">
            <text:p>Atividades</text:p>
          </table:table-cell>
          <table:table-cell table:style-name="ce29" office:value-type="float" office:value="40944.0">
            <text:p>04/02/12</text:p>
          </table:table-cell>
          <table:table-cell table:style-name="ce29" office:value-type="float" office:value="40949.0">
            <text:p>09/02/12</text:p>
          </table:table-cell>
          <table:table-cell table:style-name="ce30" office:value-type="float" office:value="6.0">
            <text:p>6</text:p>
          </table:table-cell>
          <table:table-cell table:style-name="ce30"/>
          <table:table-cell table:number-columns-repeated="1019"/>
        </table:table-row>
        <table:table-row table:style-name="ro9">
          <table:table-cell table:style-name="ce31" table:number-columns-spanned="5" table:number-rows-spanned="1" office:value-type="string">
            <text:p>Criar  uma tabela contendo e explicando todas as atividades que precisarão ser realizadas para que o projeto seja concluído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6">
          <table:table-cell table:style-name="ce28" office:value-type="string">
            <text:p>Cronograma</text:p>
          </table:table-cell>
          <table:table-cell table:style-name="ce29" office:value-type="float" office:value="40950.0">
            <text:p>10/02/12</text:p>
          </table:table-cell>
          <table:table-cell table:style-name="ce29" office:value-type="float" office:value="40957.0">
            <text:p>17/02/12</text:p>
          </table:table-cell>
          <table:table-cell table:style-name="ce30" office:value-type="float" office:value="8.0">
            <text:p>8</text:p>
          </table:table-cell>
          <table:table-cell table:style-name="ce30" office:value-type="string">
            <text:p>10</text:p>
          </table:table-cell>
          <table:table-cell table:number-columns-repeated="1019"/>
        </table:table-row>
        <table:table-row table:style-name="ro11">
          <table:table-cell table:style-name="ce31" table:number-columns-spanned="5" table:number-rows-spanned="1" office:value-type="string">
            <text:p>Criar um diagrama demonstrativo das tarefas do projeto, e de como elas estão planejadas para serem realizadas no tempo limite determinado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4">
          <table:table-cell table:style-name="ce28" office:value-type="string">
            <text:p>Custos</text:p>
          </table:table-cell>
          <table:table-cell table:style-name="ce29" office:value-type="float" office:value="40950.0">
            <text:p>10/02/12</text:p>
          </table:table-cell>
          <table:table-cell table:style-name="ce29" office:value-type="float" office:value="40954.0">
            <text:p>14/02/12</text:p>
          </table:table-cell>
          <table:table-cell table:style-name="ce30" office:value-type="float" office:value="5.0">
            <text:p>5</text:p>
          </table:table-cell>
          <table:table-cell table:style-name="ce30" office:value-type="string">
            <text:p>10</text:p>
          </table:table-cell>
          <table:table-cell table:number-columns-repeated="1019"/>
        </table:table-row>
        <table:table-row table:style-name="ro11">
          <table:table-cell table:style-name="ce31" table:number-columns-spanned="5" table:number-rows-spanned="1" office:value-type="string">
            <text:p>Fazer uma relação de todos os custos decorrentes do projeto, tanto com recursos pessoais quanto com recursos materiais, equipamentos, serviços etc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4">
          <table:table-cell table:style-name="ce34" office:value-type="string">
            <text:p>Análise</text:p>
          </table:table-cell>
          <table:table-cell table:style-name="ce35" office:value-type="float" office:value="40958.0">
            <text:p>18/02/12</text:p>
          </table:table-cell>
          <table:table-cell table:style-name="ce35" office:value-type="float" office:value="41048.0">
            <text:p>18/05/12</text:p>
          </table:table-cell>
          <table:table-cell table:style-name="ce36" office:value-type="float" office:value="91.0">
            <text:p>91</text:p>
          </table:table-cell>
          <table:table-cell table:style-name="ce36"/>
          <table:table-cell table:number-columns-repeated="1019"/>
        </table:table-row>
        <table:table-row table:style-name="ro6">
          <table:table-cell table:style-name="ce28" office:value-type="string">
            <text:p>Arquitetura</text:p>
          </table:table-cell>
          <table:table-cell table:style-name="ce29" office:value-type="float" office:value="40958.0">
            <text:p>18/02/12</text:p>
          </table:table-cell>
          <table:table-cell table:style-name="ce29" office:value-type="float" office:value="40985.0">
            <text:p>16/03/12</text:p>
          </table:table-cell>
          <table:table-cell table:style-name="ce30" office:value-type="float" office:value="28.0">
            <text:p>28</text:p>
          </table:table-cell>
          <table:table-cell table:style-name="ce30"/>
          <table:table-cell table:number-columns-repeated="1019"/>
        </table:table-row>
        <table:table-row table:style-name="ro9">
          <table:table-cell table:style-name="ce31" table:number-columns-spanned="5" table:number-rows-spanned="1" office:value-type="string">
            <text:p>Escrever uma descrição geral do sistema, detalhando as tecnologias utilizadas, e os padrões empregados na implementação do software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12">
          <table:table-cell table:style-name="ce28" office:value-type="string">
            <text:p>Levantamento de Requisitos</text:p>
          </table:table-cell>
          <table:table-cell table:style-name="ce29" office:value-type="float" office:value="40958.0">
            <text:p>18/02/12</text:p>
          </table:table-cell>
          <table:table-cell table:style-name="ce29" office:value-type="float" office:value="40985.0">
            <text:p>16/03/12</text:p>
          </table:table-cell>
          <table:table-cell table:style-name="ce30" office:value-type="float" office:value="28.0">
            <text:p>28</text:p>
          </table:table-cell>
          <table:table-cell table:style-name="ce30"/>
          <table:table-cell table:number-columns-repeated="1019"/>
        </table:table-row>
        <table:table-row table:style-name="ro13">
          <table:table-cell table:style-name="ce31" table:number-columns-spanned="5" table:number-rows-spanned="1" office:value-type="string">
            <text:p>Realizar uma análise dos requisitos do sistema, e documentá-los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12">
          <table:table-cell table:style-name="ce28" office:value-type="string">
            <text:p>Elaboração dos Casos de Uso</text:p>
          </table:table-cell>
          <table:table-cell table:style-name="ce29" office:value-type="float" office:value="40979.0">
            <text:p>10/03/12</text:p>
          </table:table-cell>
          <table:table-cell table:style-name="ce29" office:value-type="float" office:value="41001.0">
            <text:p>01/04/12</text:p>
          </table:table-cell>
          <table:table-cell table:style-name="ce30" office:value-type="float" office:value="23.0">
            <text:p>23</text:p>
          </table:table-cell>
          <table:table-cell table:style-name="ce30"/>
          <table:table-cell table:number-columns-repeated="1019"/>
        </table:table-row>
        <table:table-row table:style-name="ro7">
          <table:table-cell table:style-name="ce31" table:number-columns-spanned="5" table:number-rows-spanned="1" office:value-type="string">
            <text:p>Escrever todos os casos de uso necessários para atender a todos os requisitos levantados para o sistema de acordo com os padrões da Análise Orienteda a Objetos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12">
          <table:table-cell table:style-name="ce28" office:value-type="string">
            <text:p>Modelagem de Dados e Classes</text:p>
          </table:table-cell>
          <table:table-cell table:style-name="ce29" office:value-type="float" office:value="41002.0">
            <text:p>02/04/12</text:p>
          </table:table-cell>
          <table:table-cell table:style-name="ce29" office:value-type="float" office:value="41020.0">
            <text:p>20/04/12</text:p>
          </table:table-cell>
          <table:table-cell table:style-name="ce30" office:value-type="float" office:value="19.0">
            <text:p>19</text:p>
          </table:table-cell>
          <table:table-cell table:style-name="ce30" office:value-type="float" office:value="5.0">
            <text:p>5</text:p>
          </table:table-cell>
          <table:table-cell table:number-columns-repeated="1019"/>
        </table:table-row>
        <table:table-row table:style-name="ro14">
          <table:table-cell table:style-name="ce31" table:number-columns-spanned="5" table:number-rows-spanned="1" office:value-type="string">
            <text:p>Definir as Classes de modelo do sistema, e determinar como elas se relacionam ao banco de dados orientado a documentos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12">
          <table:table-cell table:style-name="ce28" office:value-type="string">
            <text:p>Criação de Diagramas</text:p>
          </table:table-cell>
          <table:table-cell table:style-name="ce29" office:value-type="float" office:value="40986.0">
            <text:p>17/03/12</text:p>
          </table:table-cell>
          <table:table-cell table:style-name="ce29" office:value-type="float" office:value="41048.0">
            <text:p>18/05/12</text:p>
          </table:table-cell>
          <table:table-cell table:style-name="ce30" office:value-type="float" office:value="63.0">
            <text:p>63</text:p>
          </table:table-cell>
          <table:table-cell table:style-name="ce30"/>
          <table:table-cell table:number-columns-repeated="1019"/>
        </table:table-row>
        <table:table-row table:style-name="ro11">
          <table:table-cell table:style-name="ce31" table:number-columns-spanned="5" table:number-rows-spanned="1" office:value-type="string">
            <text:p>Criar os diagramas referentes a casos de uso, diagrama de classes e outros diagramas disponíveis na UML que sejam aplicaveis ao sistema desenvolvido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15">
          <table:table-cell table:style-name="ce34" office:value-type="string">
            <text:p>Criação do Documento Final</text:p>
          </table:table-cell>
          <table:table-cell table:style-name="ce35" office:value-type="float" office:value="41030.0">
            <text:p>30/04/12</text:p>
          </table:table-cell>
          <table:table-cell table:style-name="ce35" office:value-type="float" office:value="41046.0">
            <text:p>16/05/12</text:p>
          </table:table-cell>
          <table:table-cell table:style-name="ce36" office:value-type="float" office:value="17.0">
            <text:p>17</text:p>
          </table:table-cell>
          <table:table-cell table:style-name="ce36"/>
          <table:table-cell table:number-columns-repeated="1019"/>
        </table:table-row>
        <table:table-row table:style-name="ro4">
          <table:table-cell table:style-name="ce28" office:value-type="string">
            <text:p>Indice</text:p>
          </table:table-cell>
          <table:table-cell table:style-name="ce29" office:value-type="float" office:value="41030.0">
            <text:p>30/04/12</text:p>
          </table:table-cell>
          <table:table-cell table:style-name="ce29" office:value-type="float" office:value="41031.0">
            <text:p>01/05/12</text:p>
          </table:table-cell>
          <table:table-cell table:style-name="ce30" office:value-type="float" office:value="2.0">
            <text:p>2</text:p>
          </table:table-cell>
          <table:table-cell table:style-name="ce30"/>
          <table:table-cell table:number-columns-repeated="1019"/>
        </table:table-row>
        <table:table-row table:style-name="ro16">
          <table:table-cell table:style-name="ce31" table:number-columns-spanned="5" table:number-rows-spanned="1" office:value-type="string">
            <text:p>Escrever um índice, apontando para a localização no documento de cada capítulo e subcapítulo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4">
          <table:table-cell table:style-name="ce28" office:value-type="string">
            <text:p>Conclusão</text:p>
          </table:table-cell>
          <table:table-cell table:style-name="ce29" office:value-type="float" office:value="41032.0">
            <text:p>02/05/12</text:p>
          </table:table-cell>
          <table:table-cell table:style-name="ce29" office:value-type="float" office:value="41037.0">
            <text:p>07/05/12</text:p>
          </table:table-cell>
          <table:table-cell table:style-name="ce30" office:value-type="float" office:value="6.0">
            <text:p>6</text:p>
          </table:table-cell>
          <table:table-cell table:style-name="ce30"/>
          <table:table-cell table:number-columns-repeated="1019"/>
        </table:table-row>
        <table:table-row table:style-name="ro5">
          <table:table-cell table:style-name="ce31" table:number-columns-spanned="5" table:number-rows-spanned="1" office:value-type="string">
            <text:p>Escrever uma conclusão para o documento, contendo considerações finais e outras observações consideradas relevantes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4">
          <table:table-cell table:style-name="ce28" office:value-type="string">
            <text:p>Glossario</text:p>
          </table:table-cell>
          <table:table-cell table:style-name="ce29" office:value-type="float" office:value="41038.0">
            <text:p>08/05/12</text:p>
          </table:table-cell>
          <table:table-cell table:style-name="ce29" office:value-type="float" office:value="41044.0">
            <text:p>14/05/12</text:p>
          </table:table-cell>
          <table:table-cell table:style-name="ce30" office:value-type="float" office:value="7.0">
            <text:p>7</text:p>
          </table:table-cell>
          <table:table-cell table:style-name="ce30"/>
          <table:table-cell table:number-columns-repeated="1019"/>
        </table:table-row>
        <table:table-row table:style-name="ro14">
          <table:table-cell table:style-name="ce31" table:number-columns-spanned="5" table:number-rows-spanned="1" office:value-type="string">
            <text:p>Criar um dicionário de termos utilizados durante o documento, explicando seus significados, e se necessário citando referencias externas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6">
          <table:table-cell table:style-name="ce28" office:value-type="string">
            <text:p>Referências</text:p>
          </table:table-cell>
          <table:table-cell table:style-name="ce29" office:value-type="float" office:value="41044.0">
            <text:p>14/05/12</text:p>
          </table:table-cell>
          <table:table-cell table:style-name="ce29" office:value-type="float" office:value="41046.0">
            <text:p>16/05/12</text:p>
          </table:table-cell>
          <table:table-cell table:style-name="ce30" office:value-type="float" office:value="3.0">
            <text:p>3</text:p>
          </table:table-cell>
          <table:table-cell table:style-name="ce30"/>
          <table:table-cell table:number-columns-repeated="1019"/>
        </table:table-row>
        <table:table-row table:style-name="ro17">
          <table:table-cell table:style-name="ce31" table:number-columns-spanned="5" table:number-rows-spanned="1" office:value-type="string">
            <text:p>Sintetizar uma lista de todas as referências bibliográficas e material teórico necessário para o entendimento do documento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4">
          <table:table-cell table:style-name="ce25" office:value-type="string">
            <text:p>Entrega</text:p>
          </table:table-cell>
          <table:table-cell table:number-columns-repeated="2" table:style-name="ce26" office:value-type="float" office:value="41049.0">
            <text:p>19/05/12</text:p>
          </table:table-cell>
          <table:table-cell table:style-name="ce27" office:value-type="float" office:value="0.0">
            <text:p>0</text:p>
          </table:table-cell>
          <table:table-cell table:style-name="ce27" office:value-type="string">
            <text:p>1</text:p>
          </table:table-cell>
          <table:table-cell table:number-columns-repeated="1019"/>
        </table:table-row>
        <table:table-row table:style-name="ro18">
          <table:table-cell table:style-name="ce31" table:number-columns-spanned="5" table:number-rows-spanned="1" office:value-type="string">
            <text:p>Entrega do documento contendo toda a documentação referente ao projeto. A entrega deste documento é necessária para a conclusão da disciplina  Projeto Final I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1">
          <table:table-cell table:style-name="ce22" office:value-type="string">
            <text:p>Projeto Final II</text:p>
          </table:table-cell>
          <table:table-cell table:style-name="ce23" office:value-type="float" office:value="41069.0">
            <text:p>08/06/12</text:p>
          </table:table-cell>
          <table:table-cell table:style-name="ce23" office:value-type="float" office:value="41241.0">
            <text:p>27/11/12</text:p>
          </table:table-cell>
          <table:table-cell table:style-name="ce24" office:value-type="float" office:value="173.0">
            <text:p>173</text:p>
          </table:table-cell>
          <table:table-cell table:style-name="ce24"/>
          <table:table-cell table:number-columns-repeated="1019"/>
        </table:table-row>
        <table:table-row table:style-name="ro15">
          <table:table-cell table:style-name="ce34" office:value-type="string">
            <text:p>Preparação do Ambiente</text:p>
          </table:table-cell>
          <table:table-cell table:style-name="ce35" office:value-type="float" office:value="41069.0">
            <text:p>08/06/12</text:p>
          </table:table-cell>
          <table:table-cell table:style-name="ce35" office:value-type="float" office:value="41121.0">
            <text:p>30/07/12</text:p>
          </table:table-cell>
          <table:table-cell table:style-name="ce36" office:value-type="float" office:value="53.0">
            <text:p>53</text:p>
          </table:table-cell>
          <table:table-cell table:style-name="ce36"/>
          <table:table-cell table:number-columns-repeated="1019"/>
        </table:table-row>
        <table:table-row table:style-name="ro3">
          <table:table-cell table:style-name="ce28" office:value-type="string">
            <text:p>Criação do Projeto</text:p>
          </table:table-cell>
          <table:table-cell table:style-name="ce29" office:value-type="float" office:value="41069.0">
            <text:p>08/06/12</text:p>
          </table:table-cell>
          <table:table-cell table:style-name="ce29" office:value-type="float" office:value="41111.0">
            <text:p>20/07/12</text:p>
          </table:table-cell>
          <table:table-cell table:style-name="ce30" office:value-type="float" office:value="43.0">
            <text:p>43</text:p>
          </table:table-cell>
          <table:table-cell table:style-name="ce30"/>
          <table:table-cell table:number-columns-repeated="1019"/>
        </table:table-row>
        <table:table-row table:style-name="ro10">
          <table:table-cell table:style-name="ce31" table:number-columns-spanned="5" table:number-rows-spanned="1" office:value-type="string">
            <text:p>Criar a estrutura do projeto para desenvolvimento. Dontendo arquivos de configuração, estrutura de diretórios bibliotecas, APIs, Frameworks etc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3">
          <table:table-cell table:style-name="ce28" office:value-type="string">
            <text:p>Inclusão no Github</text:p>
          </table:table-cell>
          <table:table-cell table:style-name="ce29" office:value-type="float" office:value="41108.0">
            <text:p>17/07/12</text:p>
          </table:table-cell>
          <table:table-cell table:style-name="ce29" office:value-type="float" office:value="41113.0">
            <text:p>22/07/12</text:p>
          </table:table-cell>
          <table:table-cell table:style-name="ce30" office:value-type="float" office:value="6.0">
            <text:p>6</text:p>
          </table:table-cell>
          <table:table-cell table:style-name="ce30"/>
          <table:table-cell table:number-columns-repeated="1019"/>
        </table:table-row>
        <table:table-row table:style-name="ro10">
          <table:table-cell table:style-name="ce31" table:number-columns-spanned="5" table:number-rows-spanned="1" office:value-type="string">
            <text:p>Incluir o projeto em um repositório de software livre, para ser acessado livremente pela comunidade, e qualquer outro interessado no código fonte do sistema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6">
          <table:table-cell table:style-name="ce28" office:value-type="string">
            <text:p>Prototipagem</text:p>
          </table:table-cell>
          <table:table-cell table:style-name="ce29" office:value-type="float" office:value="41114.0">
            <text:p>23/07/12</text:p>
          </table:table-cell>
          <table:table-cell table:style-name="ce29" office:value-type="float" office:value="41121.0">
            <text:p>30/07/12</text:p>
          </table:table-cell>
          <table:table-cell table:style-name="ce30" office:value-type="float" office:value="8.0">
            <text:p>8</text:p>
          </table:table-cell>
          <table:table-cell table:style-name="ce30"/>
          <table:table-cell table:number-columns-repeated="1019"/>
        </table:table-row>
        <table:table-row table:style-name="ro5">
          <table:table-cell table:style-name="ce31" table:number-columns-spanned="5" table:number-rows-spanned="1" office:value-type="string">
            <text:p>Criar protótipos das telas do sistema para melhor compreensão do funcionamento das funcionalidades que serão desenvolvidas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6">
          <table:table-cell table:style-name="ce34" office:value-type="string">
            <text:p>Implementação</text:p>
          </table:table-cell>
          <table:table-cell table:style-name="ce35" office:value-type="float" office:value="41121.0">
            <text:p>30/07/12</text:p>
          </table:table-cell>
          <table:table-cell table:style-name="ce35" office:value-type="float" office:value="41230.0">
            <text:p>16/11/12</text:p>
          </table:table-cell>
          <table:table-cell table:style-name="ce36" office:value-type="float" office:value="110.0">
            <text:p>110</text:p>
          </table:table-cell>
          <table:table-cell table:style-name="ce36"/>
          <table:table-cell table:number-columns-repeated="1019"/>
        </table:table-row>
        <table:table-row table:style-name="ro3">
          <table:table-cell table:style-name="ce28" office:value-type="string">
            <text:p>Classes do Modelo</text:p>
          </table:table-cell>
          <table:table-cell table:style-name="ce29" office:value-type="float" office:value="41121.0">
            <text:p>30/07/12</text:p>
          </table:table-cell>
          <table:table-cell table:style-name="ce29" office:value-type="float" office:value="41138.0">
            <text:p>16/08/12</text:p>
          </table:table-cell>
          <table:table-cell table:style-name="ce30" office:value-type="float" office:value="18.0">
            <text:p>18</text:p>
          </table:table-cell>
          <table:table-cell table:style-name="ce30"/>
          <table:table-cell table:number-columns-repeated="1019"/>
        </table:table-row>
        <table:table-row table:style-name="ro16">
          <table:table-cell table:style-name="ce31" table:number-columns-spanned="5" table:number-rows-spanned="1" office:value-type="string">
            <text:p>Criar as classes de modelo já levantadas anteriormente e constantes no Diagrama de Casses criado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6">
          <table:table-cell table:style-name="ce28" office:value-type="string">
            <text:p>Módulo Core</text:p>
          </table:table-cell>
          <table:table-cell table:style-name="ce29" office:value-type="float" office:value="41139.0">
            <text:p>17/08/12</text:p>
          </table:table-cell>
          <table:table-cell table:style-name="ce29" office:value-type="float" office:value="41195.0">
            <text:p>12/10/12</text:p>
          </table:table-cell>
          <table:table-cell table:style-name="ce30" office:value-type="float" office:value="57.0">
            <text:p>57</text:p>
          </table:table-cell>
          <table:table-cell table:style-name="ce30"/>
          <table:table-cell table:number-columns-repeated="1019"/>
        </table:table-row>
        <table:table-row table:style-name="ro10">
          <table:table-cell table:style-name="ce31" table:number-columns-spanned="5" table:number-rows-spanned="1" office:value-type="string">
            <text:p>Desenvolvimento do módulo principal do sistema, onde estará a maior parte da lógica de negócio, e responsável pela maior parte das funcionalidades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6">
          <table:table-cell table:style-name="ce28" office:value-type="string">
            <text:p>Interface Gráfica</text:p>
          </table:table-cell>
          <table:table-cell table:style-name="ce29" office:value-type="float" office:value="41139.0">
            <text:p>17/08/12</text:p>
          </table:table-cell>
          <table:table-cell table:style-name="ce29" office:value-type="float" office:value="41181.0">
            <text:p>28/09/12</text:p>
          </table:table-cell>
          <table:table-cell table:style-name="ce30" office:value-type="float" office:value="43.0">
            <text:p>43</text:p>
          </table:table-cell>
          <table:table-cell table:style-name="ce30"/>
          <table:table-cell table:number-columns-repeated="1019"/>
        </table:table-row>
        <table:table-row table:style-name="ro17">
          <table:table-cell table:style-name="ce31" table:number-columns-spanned="5" table:number-rows-spanned="1" office:value-type="string">
            <text:p>Criar a interface gráfica para usuários. Esta interface deverá ser desenvolvida a partir dos protótipos criados anteriormente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12">
          <table:table-cell table:style-name="ce28" office:value-type="string">
            <text:p>Módulo de Sincronização</text:p>
          </table:table-cell>
          <table:table-cell table:style-name="ce29" office:value-type="float" office:value="41196.0">
            <text:p>13/10/12</text:p>
          </table:table-cell>
          <table:table-cell table:style-name="ce29" office:value-type="float" office:value="41230.0">
            <text:p>16/11/12</text:p>
          </table:table-cell>
          <table:table-cell table:style-name="ce30" office:value-type="float" office:value="35.0">
            <text:p>35</text:p>
          </table:table-cell>
          <table:table-cell table:style-name="ce30"/>
          <table:table-cell table:number-columns-repeated="1019"/>
        </table:table-row>
        <table:table-row table:style-name="ro5">
          <table:table-cell table:style-name="ce31" table:number-columns-spanned="5" table:number-rows-spanned="1" office:value-type="string">
            <text:p>Desenvolver o módulo responsável por fazer a sincronização e backup dos dados entre várias instâncias clientes do sistema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4">
          <table:table-cell table:style-name="ce25" office:value-type="string">
            <text:p>Testes</text:p>
          </table:table-cell>
          <table:table-cell table:style-name="ce26" office:value-type="float" office:value="41231.0">
            <text:p>17/11/12</text:p>
          </table:table-cell>
          <table:table-cell table:style-name="ce26" office:value-type="float" office:value="41241.0">
            <text:p>27/11/12</text:p>
          </table:table-cell>
          <table:table-cell table:style-name="ce27" office:value-type="float" office:value="11.0">
            <text:p>11</text:p>
          </table:table-cell>
          <table:table-cell table:style-name="ce27"/>
          <table:table-cell table:number-columns-repeated="1019"/>
        </table:table-row>
        <table:table-row table:style-name="ro19">
          <table:table-cell table:style-name="ce31" table:number-columns-spanned="5" table:number-rows-spanned="1" office:value-type="string">
            <text:p>Realizar testes com o sistema concluido. Poderão ser feitos testes com usuários voluntários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6">
          <table:table-cell table:style-name="ce25" office:value-type="string">
            <text:p>Apresentação</text:p>
          </table:table-cell>
          <table:table-cell table:number-columns-repeated="2" table:style-name="ce27" office:value-type="string">
            <text:p>??</text:p>
          </table:table-cell>
          <table:table-cell table:number-columns-repeated="2" table:style-name="ce27"/>
          <table:table-cell table:number-columns-repeated="1019"/>
        </table:table-row>
        <table:table-row table:style-name="ro20">
          <table:table-cell table:style-name="ce31" table:number-columns-spanned="5" table:number-rows-spanned="1" office:value-type="string">
            <text:p>Apresentar e defender o projeto perante a banca examinadora.</text:p>
          </table:table-cell>
          <table:covered-table-cell table:number-columns-repeated="2" table:style-name="ce32"/>
          <table:covered-table-cell table:number-columns-repeated="2" table:style-name="ce33"/>
          <table:table-cell table:number-columns-repeated="1019"/>
        </table:table-row>
        <table:table-row table:style-name="ro0" table:number-rows-repeated="1048511">
          <table:table-cell table:number-columns-repeated="1024"/>
        </table:table-row>
      </table:table>
      <table:table table:name="Discussions" table:style-name="ta0">
        <table:table-column table:style-name="co6" table:default-cell-style-name="Default" table:number-columns-repeated="6"/>
        <table:table-column table:style-name="co0" table:default-cell-style-name="Default" table:number-columns-repeated="1018"/>
        <table:table-row table:style-name="ro21" table:number-rows-repeated="20">
          <table:table-cell table:number-columns-repeated="1024"/>
        </table:table-row>
        <table:table-row table:style-name="ro0" table:number-rows-repeated="104855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date-style style:name="N165P2">
      <number:day number:volatile="true" number:style="long"/>
      <number:text>/</number:text>
      <number:month number:style="long"/>
      <number:text>/</number:text>
      <number:year/>
    </number:date-style>
    <number:text-style style:name="N165">
      <number:text-content/>
      <style:map style:condition="value()&gt;=0" style:apply-style-name="N165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